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3*"/>
    </style:style>
    <style:style style:name="Table1.B" style:family="table-column">
      <style:table-column-properties style:column-width="6.2326in" style:rel-column-width="5897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23bad" officeooo:paragraph-rsid="00023bad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23bad" officeooo:paragraph-rsid="00023ba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3bad" officeooo:paragraph-rsid="00023ba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justify" style:justify-single-word="false"/>
      <style:text-properties officeooo:rsid="00023bad" officeooo:paragraph-rsid="00023bad"/>
    </style:style>
    <style:style style:name="P6" style:family="paragraph" style:parent-style-name="Table_20_Contents">
      <style:paragraph-properties fo:text-align="justify" style:justify-single-word="false"/>
      <style:text-properties fo:font-weight="bold" officeooo:rsid="00023bad" officeooo:paragraph-rsid="00023ba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cumento de Requisitos</text:p>
      <text:p text:style-name="P3"/>
      <text:p text:style-name="P3">Nome do Projeto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RF</text:p>
          </table:table-cell>
          <table:table-cell table:style-name="Table1.B1" office:value-type="string">
            <text:p text:style-name="P6">Descrição</text:p>
          </table:table-cell>
        </table:table-row>
        <table:table-row>
          <table:table-cell table:style-name="Table1.A2" office:value-type="string">
            <text:p text:style-name="P5">RF1</text:p>
          </table:table-cell>
          <table:table-cell table:style-name="Table1.B2" office:value-type="string">
            <text:p text:style-name="P5">LOREM IPSUM DOLOR ASIT DOMET</text:p>
          </table:table-cell>
        </table:table-row>
        <table:table-row>
          <table:table-cell table:style-name="Table1.A2" office:value-type="string">
            <text:p text:style-name="P5">RF2</text:p>
          </table:table-cell>
          <table:table-cell table:style-name="Table1.B2" office:value-type="string">
            <text:p text:style-name="P5">LOREM IPSUM DOLOR ASIT DOMET</text:p>
          </table:table-cell>
        </table:table-row>
      </table:table>
      <text:list xml:id="list4183693411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2T20:28:22.463129925</meta:creation-date>
    <dc:date>2020-03-12T20:32:20.156767652</dc:date>
    <meta:editing-duration>PT3M58S</meta:editing-duration>
    <meta:editing-cycles>1</meta:editing-cycles>
    <meta:document-statistic meta:table-count="1" meta:image-count="0" meta:object-count="0" meta:page-count="1" meta:paragraph-count="9" meta:word-count="21" meta:character-count="112" meta:non-whitespace-character-count="100"/>
    <meta:generator>LibreOffice/6.3.5.2$Linux_X86_64 LibreOffice_project/30$Build-2</meta:generator>
  </office:meta>
</office:document-meta>
</file>